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0ea7fa" officeooo:paragraph-rsid="000ea7fa" style:font-size-asian="26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0ea7fa" officeooo:paragraph-rsid="001337e9" style:font-size-asian="26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officeooo:rsid="000ea7fa" officeooo:paragraph-rsid="000ea7fa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officeooo:rsid="000f40ea" officeooo:paragraph-rsid="000f40ea" style:font-size-asian="14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normal" style:text-underline-style="none" fo:font-weight="normal" officeooo:rsid="000f40ea" officeooo:paragraph-rsid="001337e9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f40ea"/>
    </style:style>
    <style:style style:name="T2" style:family="text">
      <style:text-properties style:font-name="sans-serif" fo:font-size="6pt"/>
    </style:style>
    <style:style style:name="T3" style:family="text">
      <style:text-properties style:font-name="sans-serif" fo:font-size="6pt" officeooo:rsid="000f40ea"/>
    </style:style>
    <style:style style:name="T4" style:family="text">
      <style:text-properties officeooo:rsid="00133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:</text:p>
      <text:p text:style-name="P3"><text:span text:style-name="T3">j</text:span><text:span text:style-name="T2">ack is a primary school teacher in Sunderland, teaching P6 pupils. He has decided that a</text:span><text:line-break/><text:span text:style-name="T2">class project should be focused around the fishing industry in the area, looking at the</text:span><text:line-break/><text:span text:style-name="T2">history, development, and economic impact of fishing. As part of this, students are asked</text:span><text:line-break/><text:span text:style-name="T2">to gather and share reminiscences from relatives, use newspaper archives, and collect old</text:span><text:line-break/><text:span text:style-name="T2">photographs related to fishing and fishing communities in the area. Pupils use an iLearn</text:span><text:line-break/><text:span text:style-name="T2">wiki to gather together fishing stories and SCRAN (a history archive site) to access</text:span><text:line-break/><text:span text:style-name="T2">newspaper archives and photographs. However, Jack also needs a photo-sharing site as he</text:span><text:line-break/><text:span text:style-name="T2">wants students to take and comment on each others’ photos and to upload scans of old</text:span><text:line-break/><text:span text:style-name="T2">photographs that they may have in their families. He needs to be able to moderate posts</text:span><text:line-break/><text:span text:style-name="T2">with photos before they are shared, because pre-teen children can’t understand copyright</text:span><text:line-break/><text:span text:style-name="T2">and privacy issues</text:span></text:p>
      <text:p text:style-name="P3"/>
      <text:p text:style-name="P3">1. Pupil: I want to be able to upload photos so I can add to the class project.</text:p>
      <text:p text:style-name="P3"/>
      <text:p text:style-name="P3">2. Pupil (Interaction With Others): I would like to view others posts while being able to comment. This is so I can give feedback ask questions.</text:p>
      <text:p text:style-name="P3"/>
      <text:p text:style-name="P3">3. Teacher <text:span text:style-name="T1">(General)</text:span>: I want to be able to review and then approve photos before they are published to make sure they are suitable for the project as well as not breaching copyright laws.</text:p>
      <text:p text:style-name="P3"/>
      <text:p text:style-name="P4">4. Teacher (Jack): I want to be able to manage user accounts and permissions, so that only my class can post and view content.</text:p>
      <text:p text:style-name="P3"/>
      <text:p text:style-name="P2"><text:span text:style-name="T4">Weaknesses Of </text:span>User Stories <text:span text:style-name="T4">As A Concept</text:span>:</text:p>
      <text:p text:style-name="P5">- <text:span text:style-name="T4">No formal structure</text:span></text:p>
      <text:p text:style-name="P5">- <text:span text:style-name="T4">Hard to scale due to the lack of formal structure</text:span></text:p>
      <text:p text:style-name="P5">- <text:span text:style-name="T4">User perspective only</text:span></text:p>
      <text:p text:style-name="P5">- <text:span text:style-name="T4">Hard to tes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1:22:30.158978812</meta:creation-date>
    <dc:date>2025-10-01T11:32:19.855911101</dc:date>
    <meta:editing-duration>PT9M5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280" meta:character-count="1598" meta:non-whitespace-character-count="1329"/>
  </office:meta>
</office:document-meta>
</file>